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9.60000038146973pt" style:font-size-complex="11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</text:p>
      <text:p text:style-name="P2">A general user for the app, has two sub entities.</text:p>
      <text:p text:style-name="P2"/>
      <text:p text:style-name="P2">Regular User</text:p>
      <text:p text:style-name="P2">Users that can buy, sell and browse.</text:p>
      <text:p text:style-name="P2"/>
      <text:p text:style-name="P2">Administrator</text:p>
      <text:p text:style-name="P2">A user that has all the privileges of a Regular user <text:s/>and can manage the database for the app.</text:p>
      <text:p text:style-name="P2"/>
      <text:p text:style-name="P2">Phone</text:p>
      <text:p text:style-name="P2">Phone numbers a user has registered as theirs.</text:p>
      <text:p text:style-name="P2"/>
      <text:p text:style-name="P2">Address</text:p>
      <text:p text:style-name="P2">A <text:s/>general address, has two sub entities.</text:p>
      <text:p text:style-name="P2"/>
      <text:p text:style-name="P2">Shipping Address</text:p>
      <text:p text:style-name="P2">Address at which items can be shipped to.</text:p>
      <text:p text:style-name="P2"/>
      <text:p text:style-name="P2">Billing Address</text:p>
      <text:p text:style-name="P2">Address registered to a specific credit card</text:p>
      <text:p text:style-name="P2"/>
      <text:p text:style-name="P2">Credit Card</text:p>
      <text:p text:style-name="P2">Holds the information regarding a specific credit card and its holder.</text:p>
      <text:p text:style-name="P2"/>
      <text:p text:style-name="P2">Item</text:p>
      <text:p text:style-name="P2">Entity representing the products and services being sold in through the app.</text:p>
      <text:p text:style-name="P2"/>
      <text:p text:style-name="P2">Item Instance</text:p>
      <text:p text:style-name="P2">An instance of a particular item, can have different prices from instance to instance.</text:p>
      <text:p text:style-name="P2"/>
      <text:p text:style-name="P2">Bid</text:p>
      <text:p text:style-name="P2">Defines the initial value of the bid</text:p>
      <text:p text:style-name="P2"/>
      <text:p text:style-name="P2">Bid Instance</text:p>
      <text:p text:style-name="P2">Defines the remaining time for the bid and the current bid</text:p>
      <text:p text:style-name="P2"/>
      <text:p text:style-name="P2">Cart</text:p>
      <text:p text:style-name="P2">Entity that stores items for the user so that they may be purchased later.</text:p>
      <text:p text:style-name="P2"/>
      <text:p text:style-name="P2">Order</text:p>
      <text:p text:style-name="P2">The form the user <text:s/>submits to finalize the purchase.</text:p>
      <text:p text:style-name="P2"/>
      <text:p text:style-name="P2">Category</text:p>
      <text:p text:style-name="P2">Defines where an item belongs in as well as its subcategories, if any.</text:p>
      <text:p text:style-name="P2"/>
      <text:p text:style-name="Standard"/>
      <text:p text:style-name="P1"/>
      <text:p text:style-name="Standard"><text:s/>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rick </meta:initial-creator>
    <meta:creation-date>2013-10-07T23:21:49</meta:creation-date>
    <dc:date>2013-10-07T23:51:42</dc:date>
    <dc:creator>Derick </dc:creator>
    <meta:editing-duration>PT10M31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2" meta:paragraph-count="31" meta:word-count="178" meta:character-count="1006" meta:non-whitespace-character-count="854"/>
  </office:meta>
</office:document-meta>
</file>